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sup>
              <mi>C</mi>
              <mi>k</mi>
              <mi>n</mi>
            </msubsup>
            <mo stretchy="false">+</mo>
            <msubsup>
              <mi>C</mi>
              <mrow>
                <mi>k</mi>
                <mo stretchy="false">+</mo>
                <mn>1</mn>
              </mrow>
              <mi>n</mi>
            </msubsup>
          </mrow>
        </mtd>
      </mtr>
      <mtr>
        <mtd>
          <mrow/>
        </mtd>
      </mtr>
      <mtr>
        <mtd>
          <mrow>
            <mspace width="0.5em"/>
            <mo stretchy="false">=</mo>
            <mrow>
              <mfrac>
                <mrow>
                  <mi>n</mi>
                  <mi>!</mi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  <mrow>
                    <mi>!</mi>
                    <mo stretchy="false">∗</mo>
                    <mi>k</mi>
                  </mrow>
                  <mi>!</mi>
                </mrow>
              </mfrac>
              <mo stretchy="false">+</mo>
              <mfrac>
                <mrow>
                  <mi>n</mi>
                  <mi>!</mi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row>
                          <mo fence="true"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!</mi>
                    <mo stretchy="false">∗</mo>
                    <mrow>
                      <mo fence="true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i>!</mi>
                </mrow>
              </mfrac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frac>
                <mrow>
                  <mi>n</mi>
                  <mi>!</mi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row>
                          <mo fence="true"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!</mi>
                    <mo stretchy="false">∗</mo>
                    <mrow>
                      <mo fence="true" stretchy="false">(</mo>
                      <mrow>
                        <mrow>
                          <mi>n</mi>
                          <mo stretchy="false">−</mo>
                          <mi>k</mi>
                        </mrow>
                      </mrow>
                      <mo fence="true" stretchy="false">)</mo>
                    </mrow>
                    <mo stretchy="false">∗</mo>
                    <mi>k</mi>
                  </mrow>
                  <mi>!</mi>
                </mrow>
              </mfrac>
              <mo stretchy="false">+</mo>
              <mfrac>
                <mrow>
                  <mi>n</mi>
                  <mi>!</mi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row>
                          <mo fence="true"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!</mi>
                    <mo stretchy="false">∗</mo>
                    <mi>k</mi>
                  </mrow>
                  <mrow>
                    <mi>!</mi>
                    <mo stretchy="false">∗</mo>
                    <mrow>
                      <mo fence="true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</mfrac>
            </mrow>
          </mrow>
        </mtd>
      </mtr>
      <mtr>
        <mtd>
          <mrow/>
        </mtd>
      </mtr>
      <mtr>
        <mtd>
          <mrow>
            <mspace width="0.5em"/>
            <mo stretchy="false">=</mo>
            <mfrac>
              <mrow>
                <mi>n</mi>
                <mrow>
                  <mrow>
                    <mi>!</mi>
                    <mo stretchy="false">∗</mo>
                    <mrow>
                      <mo fence="true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o stretchy="false">+</mo>
                  <mi>n</mi>
                </mrow>
                <mrow>
                  <mi>!</mi>
                  <mo stretchy="false">∗</mo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</mrow>
              </mrow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o fence="true" stretchy="false">(</mo>
                        <mrow>
                          <mrow>
                            <mi>k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!</mi>
                  <mo stretchy="false">∗</mo>
                  <mrow>
                    <mo fence="true" stretchy="false">(</mo>
                    <mrow>
                      <mrow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  <mo stretchy="false">∗</mo>
                  <mi>k</mi>
                </mrow>
                <mrow>
                  <mi>!</mi>
                  <mo stretchy="false">∗</mo>
                  <mrow>
                    <mo fence="true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</mfrac>
          </mrow>
        </mtd>
      </mtr>
      <mtr>
        <mtd>
          <mrow/>
        </mtd>
      </mtr>
      <mtr>
        <mtd>
          <mrow>
            <mspace width="0.5em"/>
            <mo stretchy="false">=</mo>
            <mfrac>
              <mrow>
                <mi>n</mi>
                <mrow>
                  <mi>!</mi>
                  <mo stretchy="false">∗</mo>
                  <mrow>
                    <mo fence="true" stretchy="false">(</mo>
                    <mrow>
                      <mrow>
                        <mi>k</mi>
                        <mo stretchy="false">+</mo>
                        <mn>1</mn>
                        <mo stretchy="false">+</mo>
                        <mi>n</mi>
                        <mo stretchy="false">−</mo>
                        <mi>k</mi>
                      </mrow>
                    </mrow>
                    <mo fence="true" stretchy="false">)</mo>
                  </mrow>
                </mrow>
              </mrow>
              <mrow>
                <mrow>
                  <mo fence="true" stretchy="false">(</mo>
                  <mrow>
                    <mrow>
                      <mi>n</mi>
                      <mo stretchy="false">−</mo>
                      <mi>k</mi>
                    </mrow>
                  </mrow>
                  <mo fence="true" stretchy="false">)</mo>
                </mrow>
                <mrow>
                  <mi>!</mi>
                  <mo stretchy="false">∗</mo>
                  <mrow>
                    <mo fence="true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i>!</mi>
              </mrow>
            </mfrac>
          </mrow>
        </mtd>
      </mtr>
      <mtr>
        <mtd>
          <mrow/>
        </mtd>
      </mtr>
      <mtr>
        <mtd>
          <mrow>
            <mspace width="0.5em"/>
            <mo stretchy="false">=</mo>
            <mfrac>
              <mrow>
                <mi>n</mi>
                <mrow>
                  <mi>!</mi>
                  <mo stretchy="false">∗</mo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  <mo stretchy="false">−</mo>
                      <mi>k</mi>
                      <mo stretchy="false">−</mo>
                      <mn>1</mn>
                    </mrow>
                  </mrow>
                  <mo fence="true" stretchy="false">)</mo>
                </mrow>
                <mrow>
                  <mi>!</mi>
                  <mo stretchy="false">∗</mo>
                  <mrow>
                    <mo fence="true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i>!</mi>
              </mrow>
            </mfrac>
          </mrow>
        </mtd>
      </mtr>
      <mtr>
        <mtd>
          <mrow/>
        </mtd>
      </mtr>
      <mtr>
        <mtd>
          <mrow>
            <mspace width="0.5em"/>
            <mo stretchy="false">=</mo>
            <mfrac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  <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k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!</mi>
                  <mo stretchy="false">∗</mo>
                  <mrow>
                    <mo fence="true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i>!</mi>
              </mrow>
            </mfrac>
          </mrow>
        </mtd>
      </mtr>
      <mtr>
        <mtd>
          <mrow/>
        </mtd>
      </mtr>
      <mtr>
        <mtd>
          <mrow>
            <mspace width="0.5em"/>
            <mo stretchy="false">=</mo>
            <msubsup>
              <mi>C</mi>
              <mrow>
                <mi>k</mi>
                <mo stretchy="false">+</mo>
                <mn>1</mn>
              </mrow>
              <mrow>
                <mi>n</mi>
                <mo stretchy="false">+</mo>
                <mn>1</mn>
              </mrow>
            </msubsup>
          </mrow>
        </mtd>
      </mtr>
    </mtable>
    <annotation encoding="StarMath 5.0">C sub k sup n + C sub { k+1 } sup n
newline
newline
`={n!} over { (n-k)!*k! }+{n!} over { (n-(k+1))!*(k+1)! }
newline
newline
`={n!} over { (n-(k+1))!*(n-k)*k! }+{n!} over { (n-(k+1))!*k!*(k+1) }
newline
newline
`={n!*(k+1)+n!*(n-k)} over { (n-(k+1))!*(n-k)*k!*(k+1) }
newline
newline
`={n!*(k+1+n-k)} over { (n-k)!*(k+1)!}
newline
newline
`={n!*(n+1)} over { (n+1-k-1)!*(k+1)!}
newline
newline
`={(n+1)!} over { ((n+1)-(k+1))!*(k+1)!}
newline
newline
`=C sub { k+1 } sup {n+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09:26:31.297794656</meta:creation-date>
    <dc:date>2018-09-02T09:16:09.956478570</dc:date>
    <meta:editing-duration>PT13M33S</meta:editing-duration>
    <meta:editing-cycles>4</meta:editing-cycles>
    <meta:generator>LibreOffice/6.0.6.2$Linux_X86_64 LibreOffice_project/00$Build-2</meta:generator>
  </office:meta>
</office:document-meta>
</file>